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d9c" officeooo:paragraph-rsid="0015cd9c"/>
    </style:style>
    <style:style style:name="T1" style:family="text">
      <style:text-properties officeooo:rsid="0016bc31"/>
    </style:style>
    <style:style style:name="T2" style:family="text">
      <style:text-properties officeooo:rsid="001860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2">Mmnmnm mnmnmnmnm </text:span>m<text:span text:style-name="T1">mm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3:46:06.433634757</meta:creation-date>
    <meta:print-date>2021-05-18T13:46:20.335037936</meta:print-date>
    <dc:date>2021-05-18T15:38:54.143113600</dc:date>
    <meta:editing-duration>PT1H22M5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3" meta:character-count="23" meta:non-whitespace-character-count="19"/>
  </office:meta>
</office:document-meta>
</file>